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Hráči" style:family="table">
      <style:table-properties style:width="18.002cm" table:align="center" fo:background-color="transparent">
        <style:background-image/>
      </style:table-properties>
    </style:style>
    <style:style style:name="Hráči.A" style:family="table-column">
      <style:table-column-properties style:column-width="13.6cm"/>
    </style:style>
    <style:style style:name="Hráči.B" style:family="table-column">
      <style:table-column-properties style:column-width="2.401cm"/>
    </style:style>
    <style:style style:name="Hráči.C" style:family="table-column">
      <style:table-column-properties style:column-width="2.002cm"/>
    </style:style>
    <style:style style:name="Hráči.1" style:family="table-row">
      <style:table-row-properties style:min-row-height="1.199cm" fo:background-color="transparent">
        <style:background-image/>
      </style:table-row-properties>
    </style:style>
    <style:style style:name="Hráči.A1" style:family="table-cell">
      <style:table-cell-properties fo:padding="0.049cm" fo:border="1.5pt solid #000000" style:writing-mode="page"/>
    </style:style>
    <style:style style:name="Hráči.B1" style:family="table-cell">
      <style:table-cell-properties fo:padding="0.049cm" fo:border-left="0.75pt solid #000000" fo:border-right="1.5pt solid #000000" fo:border-top="1.5pt solid #000000" fo:border-bottom="1.5pt solid #000000" style:writing-mode="page"/>
    </style:style>
    <style:style style:name="Hráči.2" style:family="table-row">
      <style:table-row-properties style:min-row-height="1.199cm"/>
    </style:style>
    <style:style style:name="Hráči.A2" style:family="table-cell">
      <style:table-cell-properties fo:padding="0.049cm" fo:border-left="1.5pt solid #000000" fo:border-right="1.5pt solid #000000" fo:border-top="none" fo:border-bottom="0.75pt solid #000000" style:writing-mode="page"/>
    </style:style>
    <style:style style:name="Hráči.B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Hráči.3" style:family="table-row">
      <style:table-row-properties style:min-row-height="1.199cm"/>
    </style:style>
    <style:style style:name="Hráči.A3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Hráči.B3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Deska" style:family="table">
      <style:table-properties style:width="18.002cm" table:align="margins" fo:background-color="transparent">
        <style:background-image/>
      </style:table-properties>
    </style:style>
    <style:style style:name="Deska.A" style:family="table-column">
      <style:table-column-properties style:column-width="1.199cm" style:rel-column-width="4369*"/>
    </style:style>
    <style:style style:name="Deska.1" style:family="table-row">
      <style:table-row-properties style:min-row-height="1.131cm" fo:background-color="transparent">
        <style:background-image/>
      </style:table-row-properties>
    </style:style>
    <style:style style:name="Deska.A1" style:family="table-cell">
      <style:table-cell-properties fo:padding="0.049cm" fo:border-left="1.5pt solid #000000" fo:border-right="none" fo:border-top="1.5pt solid #000000" fo:border-bottom="0.75pt solid #000000" style:writing-mode="page"/>
    </style:style>
    <style:style style:name="Deska.B1" style:family="table-cell">
      <style:table-cell-properties fo:padding="0.049cm" fo:border-left="0.75pt solid #000000" fo:border-right="none" fo:border-top="1.5pt solid #000000" fo:border-bottom="0.75pt solid #000000" style:writing-mode="page"/>
    </style:style>
    <style:style style:name="Deska.O1" style:family="table-cell">
      <style:table-cell-properties fo:padding="0.049cm" fo:border-left="0.75pt solid #000000" fo:border-right="1.5pt solid #000000" fo:border-top="1.5pt solid #000000" fo:border-bottom="0.75pt solid #000000" style:writing-mode="page"/>
    </style:style>
    <style:style style:name="Deska.A2" style:family="table-cell">
      <style:table-cell-properties fo:padding="0.049cm" fo:border-left="1.5pt solid #000000" fo:border-right="none" fo:border-top="none" fo:border-bottom="0.75pt solid #000000" style:writing-mode="page"/>
    </style:style>
    <style:style style:name="Deska.B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Deska.O2" style:family="table-cell">
      <style:table-cell-properties fo:padding="0.049cm" fo:border-left="0.75pt solid #000000" fo:border-right="1.5pt solid #000000" fo:border-top="none" fo:border-bottom="0.75pt solid #000000" style:writing-mode="page"/>
    </style:style>
    <style:style style:name="Deska.H8" style:family="table-cell">
      <style:table-cell-properties fo:padding="0.049cm" fo:border="1.5pt solid #000000" style:writing-mode="page"/>
    </style:style>
    <style:style style:name="Deska.A15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Deska.B15" style:family="table-cell">
      <style:table-cell-properties fo:padding="0.049cm" fo:border-left="0.75pt solid #000000" fo:border-right="none" fo:border-top="none" fo:border-bottom="1.5pt solid #000000" style:writing-mode="page"/>
    </style:style>
    <style:style style:name="Deska.O15" style:family="table-cell">
      <style:table-cell-properties fo:padding="0.049cm" fo:border-left="0.75pt solid #000000" fo:border-right="1.5pt solid #000000" fo:border-top="none" fo:border-bottom="1.5pt solid #000000" style:writing-mode="page"/>
    </style:style>
    <style:style style:name="P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Open Sans" fo:font-size="14pt" officeooo:paragraph-rsid="0026942a" style:font-size-asian="14pt" style:font-size-complex="14pt"/>
    </style:style>
    <style:style style:name="P2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Open Sans" fo:font-size="14pt" officeooo:paragraph-rsid="0026942a" style:font-size-asian="14pt" style:font-size-complex="14pt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Open Sans" fo:font-size="14pt" fo:font-weight="normal" officeooo:rsid="0009bdcf" officeooo:paragraph-rsid="0026942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.704cm" fo:margin-bottom="0.704cm" style:contextual-spacing="false" fo:text-align="start" style:justify-single-word="false">
        <style:tab-stops>
          <style:tab-stop style:position="8.396cm" style:type="right"/>
          <style:tab-stop style:position="9.604cm"/>
        </style:tab-stops>
      </style:paragraph-properties>
      <style:text-properties style:font-name="Open Sans" fo:font-size="14pt" fo:font-weight="normal" officeooo:rsid="0017a03e" officeooo:paragraph-rsid="0026942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 fo:break-before="page"/>
      <style:text-properties style:font-name="Open Sans" fo:font-size="22pt" fo:font-weight="bold" officeooo:rsid="0009bdcf" officeooo:paragraph-rsid="0026942a" style:font-size-asian="22pt" style:font-weight-asian="bold" style:font-size-complex="22pt" style:font-weight-complex="bold"/>
    </style:style>
    <style:style style:name="P6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Open Sans" fo:font-size="15pt" fo:font-weight="normal" officeooo:rsid="0009bdcf" officeooo:paragraph-rsid="0026942a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Open Sans" fo:font-size="15pt" officeooo:rsid="0009bdcf" officeooo:paragraph-rsid="0026942a" style:font-size-asian="15pt" style:font-size-complex="15pt"/>
    </style:style>
    <style:style style:name="P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Open Sans" fo:font-size="15pt" officeooo:rsid="0024c8fc" officeooo:paragraph-rsid="0026942a" style:font-size-asian="15pt" style:font-size-complex="15pt"/>
    </style:style>
    <style:style style:name="P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Open Sans" fo:font-size="15pt" officeooo:rsid="0024ef01" officeooo:paragraph-rsid="0026942a" style:font-size-asian="15pt" style:font-size-complex="15pt"/>
    </style:style>
    <style:style style:name="P10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5pt" officeooo:paragraph-rsid="0026942a" style:font-size-asian="15pt" style:font-size-complex="15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Open Sans" fo:font-size="22pt" fo:font-weight="bold" officeooo:rsid="002776ba" officeooo:paragraph-rsid="002776ba" style:font-size-asian="22pt" style:font-weight-asian="bold" style:font-size-complex="22pt" style:font-weight-complex="bold"/>
    </style:style>
    <style:style style:name="P12" style:family="paragraph" style:parent-style-name="Standard">
      <style:paragraph-properties fo:margin-top="0.801cm" fo:margin-bottom="0.101cm" style:contextual-spacing="false" fo:text-align="start" style:justify-single-word="false">
        <style:tab-stops>
          <style:tab-stop style:position="8.396cm" style:type="right"/>
          <style:tab-stop style:position="9.604cm"/>
        </style:tab-stops>
      </style:paragraph-properties>
      <style:text-properties style:font-name="Open Sans" fo:font-size="14pt" fo:font-weight="normal" officeooo:rsid="0017a03e" officeooo:paragraph-rsid="002776b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.101cm" fo:margin-bottom="0.199cm" style:contextual-spacing="false" fo:text-align="start" style:justify-single-word="false">
        <style:tab-stops>
          <style:tab-stop style:position="8.396cm" style:type="right"/>
          <style:tab-stop style:position="9.604cm"/>
        </style:tab-stops>
      </style:paragraph-properties>
      <style:text-properties style:font-name="Open Sans" fo:font-size="14pt" fo:font-weight="normal" officeooo:rsid="002776ba" officeooo:paragraph-rsid="002776b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.101cm" fo:margin-bottom="0.101cm" style:contextual-spacing="false" fo:text-align="center" style:justify-single-word="false">
        <style:tab-stops/>
      </style:paragraph-properties>
      <style:text-properties fo:font-size="15pt" officeooo:paragraph-rsid="002776ba" style:font-size-asian="15pt" style:font-size-complex="15pt"/>
    </style:style>
    <style:style style:name="T1" style:family="text">
      <style:text-properties style:font-name="Open Sans" fo:font-weight="normal" officeooo:rsid="000b8ffc" style:font-weight-asian="normal" style:font-weight-complex="normal"/>
    </style:style>
    <style:style style:name="T2" style:family="text">
      <style:text-properties style:font-name="Open Sans" fo:font-weight="normal" officeooo:rsid="000d132a" style:font-weight-asian="normal" style:font-weight-complex="normal"/>
    </style:style>
    <style:style style:name="T3" style:family="text">
      <style:text-properties style:font-name="Open Sans" fo:font-weight="normal" officeooo:rsid="0012534c" style:font-weight-asian="normal" style:font-weight-complex="normal"/>
    </style:style>
    <style:style style:name="T4" style:family="text">
      <style:text-properties style:font-name="Open Sans" fo:font-weight="normal" officeooo:rsid="0024aa23" style:font-weight-asian="normal" style:font-weight-complex="normal"/>
    </style:style>
    <style:style style:name="T5" style:family="text">
      <style:text-properties style:font-name="Open Sans" fo:font-weight="normal" officeooo:rsid="002776ba" style:font-weight-asian="normal" style:font-weight-complex="normal"/>
    </style:style>
    <style:style style:name="T6" style:family="text">
      <style:text-properties officeooo:rsid="0018c860"/>
    </style:style>
    <style:style style:name="T7" style:family="text">
      <style:text-properties officeooo:rsid="0019d5ef"/>
    </style:style>
    <style:style style:name="T8" style:family="text">
      <style:text-properties officeooo:rsid="002397d3"/>
    </style:style>
    <style:style style:name="T9" style:family="text">
      <style:text-properties officeooo:rsid="002535a5"/>
    </style:style>
    <style:style style:name="T10" style:family="text">
      <style:text-properties officeooo:rsid="00264a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HERNÍ PLOCHA PRO PIŠKVORKY</text:p>
      <text:p text:style-name="P14"><text:span text:style-name="T5">Turnaj: </text:span><text:span text:style-name="T1">____</text:span><text:span text:style-name="T3">_</text:span><text:span text:style-name="T1">__</text:span><text:span text:style-name="T3">_</text:span><text:span text:style-name="T5">_</text:span><text:span text:style-name="T3">_</text:span><text:span text:style-name="T1">__</text:span><text:span text:style-name="T3">_</text:span><text:span text:style-name="T1">__</text:span><text:span text:style-name="T3">_</text:span><text:span text:style-name="T1">__</text:span><text:span text:style-name="T5">_______</text:span><text:span text:style-name="T3">_</text:span><text:span text:style-name="T5"><text:tab/></text:span><text:span text:style-name="T1">Kolo: __</text:span><text:span text:style-name="T3">_ S</text:span><text:span text:style-name="T4">WAP</text:span><text:span text:style-name="T2"> </text:span><text:span text:style-name="T4">2</text:span><text:span text:style-name="T2">: ___</text:span></text:p>
      <table:table table:name="Hráči" table:style-name="Hráči">
        <table:table-column table:style-name="Hráči.A"/>
        <table:table-column table:style-name="Hráči.B"/>
        <table:table-column table:style-name="Hráči.C"/>
        <table:table-row table:style-name="Hráči.1">
          <table:table-cell table:style-name="Hráči.A1" office:value-type="string">
            <text:p text:style-name="P9">Jméno a příjmení hráče</text:p>
          </table:table-cell>
          <table:table-cell table:style-name="Hráči.B1" office:value-type="string">
            <text:p text:style-name="P7">Symbol</text:p>
          </table:table-cell>
          <table:table-cell table:style-name="Hráči.B1" office:value-type="string">
            <text:p text:style-name="P8">Body</text:p>
          </table:table-cell>
        </table:table-row>
        <table:table-row table:style-name="Hráči.2">
          <table:table-cell table:style-name="Hráči.A2" office:value-type="string">
            <text:p text:style-name="P1"/>
          </table:table-cell>
          <table:table-cell table:style-name="Hráči.B2" office:value-type="string">
            <text:p text:style-name="P1"/>
          </table:table-cell>
          <table:table-cell table:style-name="Hráči.B2" office:value-type="string">
            <text:p text:style-name="P1"/>
          </table:table-cell>
        </table:table-row>
        <table:table-row table:style-name="Hráči.3">
          <table:table-cell table:style-name="Hráči.A3" office:value-type="string">
            <text:p text:style-name="P1"/>
          </table:table-cell>
          <table:table-cell table:style-name="Hráči.B3" office:value-type="string">
            <text:p text:style-name="P1"/>
          </table:table-cell>
          <table:table-cell table:style-name="Hráči.B3" office:value-type="string">
            <text:p text:style-name="P1"/>
          </table:table-cell>
        </table:table-row>
      </table:table>
      <text:p text:style-name="P3">První uvedený hráč začíná. Hrajete-li se swapem, symbol doplňte až po <text:span text:style-name="T7">něm</text:span>.</text:p>
      <table:table table:name="Deska" table:style-name="Deska">
        <table:table-column table:style-name="Deska.A" table:number-columns-repeated="15"/>
        <table:table-row table:style-name="Deska.1">
          <table:table-cell table:style-name="Deska.A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B1" office:value-type="string">
            <text:p text:style-name="P2"/>
          </table:table-cell>
          <table:table-cell table:style-name="Deska.O1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H8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B2" office:value-type="string">
            <text:p text:style-name="P2"/>
          </table:table-cell>
          <table:table-cell table:style-name="Deska.O2" office:value-type="string">
            <text:p text:style-name="P2"/>
          </table:table-cell>
        </table:table-row>
        <table:table-row table:style-name="Deska.1">
          <table:table-cell table:style-name="Deska.A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B15" office:value-type="string">
            <text:p text:style-name="P2"/>
          </table:table-cell>
          <table:table-cell table:style-name="Deska.O15" office:value-type="string">
            <text:p text:style-name="P2"/>
          </table:table-cell>
        </table:table-row>
      </table:table>
      <text:p text:style-name="P12"><text:tab/><text:span text:style-name="T6">Podpisy hráčů: ______________</text:span><text:span text:style-name="T9">____</text:span><text:span text:style-name="T6">____<text:tab/>______________</text:span><text:span text:style-name="T9">____</text:span><text:span text:style-name="T6">____</text:span></text:p>
      <text:p text:style-name="P13">Design: Jakub Moc. Tato práce je dostupná pod licencí CC BY-SA 4.0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9:00:15.981575758</meta:creation-date>
    <dc:date>2023-10-09T20:22:45.285126490</dc:date>
    <meta:editing-duration>PT1H27M43S</meta:editing-duration>
    <meta:editing-cycles>26</meta:editing-cycles>
    <meta:generator>LibreOffice/7.6.1.2$Linux_X86_64 LibreOffice_project/60$Build-2</meta:generator>
    <meta:document-statistic meta:table-count="2" meta:image-count="0" meta:object-count="0" meta:page-count="1" meta:paragraph-count="8" meta:word-count="45" meta:character-count="316" meta:non-whitespace-character-count="278"/>
  </office:meta>
</office:document-meta>
</file>